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</office:automatic-styles>
  <office:body>
    <office:text>
      <text:p text:style-name="P1"><text:span text:style-name="T1_1">Programming</text:span><text:span text:style-name="T1_2"><text:s/></text:span><text:span text:style-name="T1_3">and</text:span><text:span text:style-name="T1_4"><text:s/></text:span><text:span text:style-name="T1_5">Problem</text:span><text:span text:style-name="T1_6"><text:s/></text:span><text:span text:style-name="T1_7">solving</text:span><text:span text:style-name="T1_8"><text:s/></text:span><text:span text:style-name="T1_9">with</text:span><text:span text:style-name="T1_10"><text:s/></text:span><text:span text:style-name="T1_11">C</text:span><text:span text:style-name="T1_12">++<text:s/></text:span><text:span text:style-name="T1_13">comprehensive</text:span><text:span text:style-name="T1_14"><text:s/></text:span><text:span text:style-name="T1_15">edition</text:span><text:span text:style-name="T1_16">.<text:s/></text:span><text:span text:style-name="T1_17">Nell</text:span><text:span text:style-name="T1_18"><text:s/></text:span><text:span text:style-name="T1_19">Dale</text:span><text:span text:style-name="T1_20"><text:s/></text:span><text:span text:style-name="T1_21">and</text:span><text:span text:style-name="T1_22"><text:s/></text:span><text:span text:style-name="T1_23">Chip</text:span><text:span text:style-name="T1_24"><text:s/></text:span><text:span text:style-name="T1_25">Weem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